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909" officeooo:paragraph-rsid="000d2909"/>
    </style:style>
    <style:style style:name="P2" style:family="paragraph" style:parent-style-name="Standard">
      <style:text-properties officeooo:rsid="000d2909" officeooo:paragraph-rsid="0010afe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065a" officeooo:paragraph-rsid="000e065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2909" officeooo:paragraph-rsid="000d290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2909" officeooo:paragraph-rsid="0010afef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e065a" officeooo:paragraph-rsid="000e065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e065a" officeooo:paragraph-rsid="0010afe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d2909" officeooo:paragraph-rsid="0010afef" style:font-weight-asian="normal" style:font-weight-complex="normal"/>
    </style:style>
    <style:style style:name="P9" style:family="paragraph" style:parent-style-name="Standard">
      <style:text-properties officeooo:paragraph-rsid="0010afef"/>
    </style:style>
    <style:style style:name="T1" style:family="text">
      <style:text-properties officeooo:rsid="000d290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d2909" style:font-weight-asian="normal" style:font-weight-complex="normal"/>
    </style:style>
    <style:style style:name="T7" style:family="text">
      <style:text-properties officeooo:rsid="000df333"/>
    </style:style>
    <style:style style:name="T8" style:family="text">
      <style:text-properties officeooo:rsid="000e065a"/>
    </style:style>
    <style:style style:name="T9" style:family="text">
      <style:text-properties officeooo:rsid="000f2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<text:tab/><text:tab/><text:tab/></text:span></text:p>
      <text:p text:style-name="P2"><text:span text:style-name="T5">TONY NDEREVA MALUKI</text:span></text:p>
      <text:p text:style-name="P2"><text:span text:style-name="T5">SC211/0709/2018</text:span></text:p>
      <text:p text:style-name="P9"><text:span text:style-name="T6">BSC. INFORMATION TECHNOLOGY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5">ONLINE CRIME REPORTING AND MANAGEMENT SYSTEM</text:p>
      <text:p text:style-name="P8"/>
      <text:p text:style-name="P1"/>
      <text:p text:style-name="P4">ABSTRACT:</text:p>
      <text:p text:style-name="P1"/>
      <text:p text:style-name="P1">- In an any ideal society there must be a certain set of rules/laws and measurable consequences</text:p>
      <text:p text:style-name="P1">metered out to any member of the society that is found guilty of breaking the law.</text:p>
      <text:p text:style-name="P1"/>
      <text:p text:style-name="P1">-By custom , the members of the public are always urged to report crime cases or any suspicious crime activities to the nearest police station or authority.</text:p>
      <text:p text:style-name="P1"/>
      <text:p text:style-name="P1">- But this has faced a great challenge since the public have been declining to report crime activities because are fearful that th<text:span text:style-name="T7">eir identity will be known to the law breakers since it involves directly visiting the authority offices</text:span></text:p>
      <text:p text:style-name="P1"/>
      <text:p text:style-name="P1">-<text:span text:style-name="T7">By lack of this anonymity, </text:span><text:span text:style-name="T8">technology has enabled me to find a project idea which would open an anonymous avenue for reporting crimes</text:span></text:p>
      <text:p text:style-name="P1"/>
      <text:p text:style-name="P1">- <text:span text:style-name="T8">This project will utilize a web platform in conjunction with an API which would enable secure HTTP connection to the back-end database for storing all records.</text:span></text:p>
      <text:p text:style-name="P1"/>
      <text:p text:style-name="P3">MODULES:</text:p>
      <text:p text:style-name="P3"/>
      <text:p text:style-name="P6">- The Application will be an online based web application. Anonymous reporters will be able to interact with the system through a web based User-interface built with React JS framework.</text:p>
      <text:p text:style-name="P6"/>
      <text:p text:style-name="P6">-The report filed by anonymous reporters will be stored by a secured backend database built by MYSQL database.</text:p>
      <text:p text:style-name="P6"/>
      <text:p text:style-name="P6">-The report filed by anonymous <text:span text:style-name="T9">on the front end side will be ‘travel’ to back-end database through a secured API with secured HTTP connection built with python using Django framework</text:span></text:p>
      <text:p text:style-name="P6"/>
      <text:p text:style-name="P6">-<text:span text:style-name="T9">The back-end admin will be able to view reports filed within a course of time </text:span></text:p>
      <text:p text:style-name="P6"/>
      <text:p text:style-name="P6">-The back-end admin will be able to generate a report based on the reports filed ,to be submitted to the crime detectives</text:p>
      <text:p text:style-name="P6"/>
      <text:p text:style-name="P7">-The front end will also include a functionality where the public will cautioned <text:s/>and be able to see the current crime hot spots.</text:p>
      <text:p text:style-name="P7"/>
      <text:p text:style-name="P7">- The front end side will also have a functionality whereby the public shall have access to see the progress of the crime reported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01:30:51.541382845</meta:creation-date>
    <meta:generator>LibreOffice/6.4.7.2$Linux_X86_64 LibreOffice_project/40$Build-2</meta:generator>
    <dc:date>2022-01-19T12:59:52.436804905</dc:date>
    <meta:editing-duration>PT9M33S</meta:editing-duration>
    <meta:editing-cycles>2</meta:editing-cycles>
    <meta:document-statistic meta:table-count="0" meta:image-count="0" meta:object-count="0" meta:page-count="1" meta:paragraph-count="20" meta:word-count="326" meta:character-count="1923" meta:non-whitespace-character-count="1611"/>
  </office:meta>
</office:document-meta>
</file>